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407.5mm" svg:height="217.28mm" svg:x="67.73mm" svg:y="19.92mm">
            <loext:p draw:notify-on-update-of-ranges="Planilha1.B2:Planilha1.B6 Planilha1.A1:Planilha1.A1 Planilha1.A2:Planilha1.A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urácia</text:p>
          </table:table-cell>
          <table:table-cell/>
        </table:table-row>
        <table:table-row table:style-name="ro1">
          <table:table-cell office:value-type="float" office:value="98.41" calcext:value-type="float">
            <text:p>98,41</text:p>
          </table:table-cell>
          <table:table-cell office:value-type="string" calcext:value-type="string">
            <text:p>41 atributos</text:p>
          </table:table-cell>
        </table:table-row>
        <table:table-row table:style-name="ro1">
          <table:table-cell office:value-type="float" office:value="93.62" calcext:value-type="float">
            <text:p>93,62</text:p>
          </table:table-cell>
          <table:table-cell office:value-type="string" calcext:value-type="string">
            <text:p>30 atributos</text:p>
          </table:table-cell>
        </table:table-row>
        <table:table-row table:style-name="ro1">
          <table:table-cell office:value-type="float" office:value="98.13" calcext:value-type="float">
            <text:p>98,13</text:p>
          </table:table-cell>
          <table:table-cell office:value-type="string" calcext:value-type="string">
            <text:p>20 atributos</text:p>
          </table:table-cell>
        </table:table-row>
        <table:table-row table:style-name="ro1">
          <table:table-cell office:value-type="float" office:value="82.94" calcext:value-type="float">
            <text:p>82,94</text:p>
          </table:table-cell>
          <table:table-cell office:value-type="string" calcext:value-type="string">
            <text:p>12 atributos</text:p>
          </table:table-cell>
        </table:table-row>
        <table:table-row table:style-name="ro1">
          <table:table-cell office:value-type="float" office:value="77.55" calcext:value-type="float">
            <text:p>77,55</text:p>
          </table:table-cell>
          <table:table-cell office:value-type="string" calcext:value-type="string">
            <text:p>6 atribu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23:58:48.318833066</meta:creation-date>
    <dc:date>2017-12-31T00:12:35.055835600</dc:date>
    <meta:editing-duration>PT2M45S</meta:editing-duration>
    <meta:editing-cycles>1</meta:editing-cycles>
    <meta:document-statistic meta:table-count="1" meta:cell-count="1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751cm" svg:height="21.729cm" xlink:href=".." xlink:type="simple" chart:class="chart:bar" chart:style-name="ch1">
        <chart:legend chart:legend-position="end" svg:x="38.647cm" svg:y="10.565cm" style:legend-expansion="high" chart:style-name="ch2"/>
        <chart:plot-area chart:style-name="ch3" table:cell-range-address="Planilha1.A2:Planilha1.B6 Planilha1.A1:Planilha1.A1" chart:data-source-has-labels="both" svg:x="0.815cm" svg:y="0.434cm" svg:width="37.017cm" svg:height="20.86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54cm" svg:y="0.434cm" svg:width="35.945cm" svg:height="20.2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ilha1.B2:Planilha1.B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A2:Planilha1.A6" chart:label-cell-address="Planilha1.A1:Planilha1.A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  <draw:g>
                  <svg:desc>Planilha1.A1:Planilha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1 atributos</text:p>
                <draw:g>
                  <svg:desc>Planilha1.B2:Planilha1.B6</svg:desc>
                </draw:g>
              </table:table-cell>
              <table:table-cell office:value-type="float" office:value="98.41">
                <text:p>98.41</text:p>
                <draw:g>
                  <svg:desc>Planilha1.A2:Planilha1.A6</svg:desc>
                </draw:g>
              </table:table-cell>
            </table:table-row>
            <table:table-row>
              <table:table-cell office:value-type="string">
                <text:p>30 atributos</text:p>
              </table:table-cell>
              <table:table-cell office:value-type="float" office:value="93.62">
                <text:p>93.62</text:p>
              </table:table-cell>
            </table:table-row>
            <table:table-row>
              <table:table-cell office:value-type="string">
                <text:p>20 atributos</text:p>
              </table:table-cell>
              <table:table-cell office:value-type="float" office:value="98.13">
                <text:p>98.13</text:p>
              </table:table-cell>
            </table:table-row>
            <table:table-row>
              <table:table-cell office:value-type="string">
                <text:p>12 atributos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string">
                <text:p>6 atributos</text:p>
              </table:table-cell>
              <table:table-cell office:value-type="float" office:value="77.55">
                <text:p>77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